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53509988803747515" text:style-name="L1">
        <text:list-item>
          <text:list>
            <text:list-header>
              <text:p text:style-name="P2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7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641213" text:continue-numbering="true" text:style-name="L1">
        <text:list-item>
          <text:list>
            <text:list-header>
              <text:p text:style-name="P27">Run: 6<text:span text:style-name="T3"> x 0.2 miles at 7:09/mile pace with a 0.2 mile jog before each run. The 0.2 mile runs each took 85.7 seconds. The jogs before each 0.2 mile run took about 2:18.</text:span></text:p>
              <text:p text:style-name="P27">Warmdown: <text:span text:style-name="T3">½ mile in about 5:30</text:span></text:p>
              <text:p text:style-name="P29"/>
              <text:p text:style-name="P27"><text:span text:style-name="T3">Thur Nov 15, 2018 </text:span>2.25 miles<text:span text:style-name="T3"> </text:span></text:p>
              <text:p text:style-name="P29">On the Wise Center indoor track: 1 mile splits 4:55 + 4:35 = 9:30, rest 5 minutes</text:p>
              <text:p text:style-name="P29">On a recumbant stationary bike: </text:p>
              <text:list>
                <text:list-item>
                  <text:list>
                    <text:list-header>
                      <text:p text:style-name="P29"><text:s text:c="5"/>50 calorie ride in 4:10 (final pulse: 137), 25 calorie slow ride </text:p>
                      <text:p text:style-name="P29"><text:s text:c="5"/>25 calorie ride in 1:58, 25 calorie slow ride</text:p>
                      <text:p text:style-name="P2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639427" text:continue-numbering="true" text:style-name="L1">
        <text:list-item>
          <text:list>
            <text:list-header>
              <text:p text:style-name="P3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661240" text:continue-numbering="true" text:style-name="L1">
        <text:list-item>
          <text:list>
            <text:list-header>
              <text:p text:style-name="P3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528364110995777282" text:style-name="L2">
        <text:list-item>
          <text:list>
            <text:list-item>
              <text:p text:style-name="P31">miles in the last week</text:p>
              <text:p text:style-name="P34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235251387153699323" text:style-name="L3">
        <text:list-item>
          <text:p text:style-name="P32">Warm up with a mile at about 9:00 – 9:30/mile pace and rest a few minutes.</text:p>
        </text:list-item>
        <text:list-item>
          <text:p text:style-name="P32">Start running at about 8:35/mile pace and then adjust pace so that HR is </text:p>
          <text:list>
            <text:list-header>
              <text:p text:style-name="P32"><text:s text:c="10"/>HR0 = 142 +/- 1 bpm.</text:p>
            </text:list-header>
          </text:list>
        </text:list-item>
        <text:list-item>
          <text:p text:style-name="P32">Use a watch to record mile splits and stop running when the split exceeds <text:tab/>Tmax = 8:45</text:p>
        </text:list-item>
        <text:list-item>
          <text:p text:style-name="P32">The more miles I am able to run without reaching 8:45/mile, <text:s/>the better my <text:tab/>fitness.</text:p>
          <text:p text:style-name="P32">If another runner wants to perform the test mentioned above they will need to establish values for HR0 and Tmax in the following way. <text:s/></text:p>
          <text:p text:style-name="P33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6">2.<text:tab/>Next continue running but now adjust pace up and down in order to keep HR <text:tab/>near HR0. <text:s/>Record mile splits on a watch. <text:s/>The split for the 3rd mile is Tmax.</text:p>
          <text:p text:style-name="P37">Continued</text:p>
          <text:p text:style-name="P3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793778002050141328" text:style-name="L4">
        <text:list-item>
          <text:list>
            <text:list-header>
              <text:p text:style-name="P3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2"><text:soft-page-break/>Sat Dec 22, 2018 <text:span text:style-name="T2">4 miles</text:span> </text:p>
      <text:p text:style-name="P12">I ran on a YMCA treadmill</text:p>
      <text:p text:style-name="P13">Warmup: <text:span text:style-name="T3">2 miles averaging about 9:00/mile and a 4:00 rest</text:span></text:p>
      <text:p text:style-name="P13">Run: <text:s/><text:span text:style-name="T3">1 x ½ mile and 2 x ¼ mile with ¼ mile jogs before each run and a ¼ mile jog at the end</text:span></text:p>
      <text:p text:style-name="P12">½ mile time 4:00, ¼ mile times: 2:00, 2:00</text:p>
      <text:p text:style-name="P12"/>
      <text:p text:style-name="P12">Sun Dec 23, 2018 <text:span text:style-name="T2">4.5 miles</text:span> </text:p>
      <text:p text:style-name="P12">I ran on a YMCA treadmill.</text:p>
      <text:p text:style-name="P13">Warmup: <text:span text:style-name="T3">2 miles, splits: 8:58, 8:26, <text:s/>and a 4:00 rest</text:span></text:p>
      <text:p text:style-name="P13">Run: <text:span text:style-name="T3"><text:s/>2 x ¼ mile and 1 x ½ mile with ¼ mile jogs before each run and a ½ mile jog at the end</text:span></text:p>
      <text:p text:style-name="P12">¼ mile times: 2:00, 2:00 and ½ mile time: 3:50, The jogs were at about 12:00/mile pace</text:p>
      <text:p text:style-name="P12"/>
      <text:p text:style-name="P12">Mon Dec 24, 2018 <text:span text:style-name="T2">5.5 miles </text:span><text:s/></text:p>
      <text:p text:style-name="P12">I ran 5 miles on a YMCA treadmill.</text:p>
      <text:p text:style-name="P12">Splits and pulses at the end of each mile:</text:p>
      <text:p text:style-name="P12">8:58 (138), 8:34 (140), 8:30 (142), 8:33 (142), 8:00 (153)</text:p>
      <text:p text:style-name="P13">Warm down: <text:span text:style-name="T3">rest about 4:00 and ½ mile in about 5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4T11:45:54.14</dc:date>
    <dc:creator>James  Lombardi</dc:creator>
    <meta:editing-duration>P7DT2H4M6S</meta:editing-duration>
    <meta:editing-cycles>594</meta:editing-cycles>
    <meta:generator>OpenOffice/4.1.2$Win32 OpenOffice.org_project/412m3$Build-9782</meta:generator>
    <meta:document-statistic meta:table-count="0" meta:image-count="0" meta:object-count="0" meta:page-count="12" meta:paragraph-count="304" meta:word-count="4117" meta:character-count="20603"/>
  </office:meta>
</office:document-meta>
</file>